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T16" style:parent-style-name="DefaultParagraphFont" style:family="text">
      <style:text-properties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fo:font-weight="bold" style:font-weight-asian="bold" fo:font-style="italic" style:font-style-asian="italic"/>
    </style:style>
    <style:style style:name="T19" style:parent-style-name="DefaultParagraphFont" style:family="text">
      <style:text-properties fo:font-style="italic" style:font-style-asian="italic"/>
    </style:style>
    <style:style style:name="P20" style:parent-style-name="Standard" style:family="paragraph">
      <style:text-properties fo:font-style="italic" style:font-style-asian="italic"/>
    </style:style>
    <style:style style:name="T21" style:parent-style-name="DefaultParagraphFont" style:family="text">
      <style:text-properties fo:font-weight="bold" style:font-weight-asian="bold" fo:font-style="italic" style:font-style-asian="italic"/>
    </style:style>
    <style:style style:name="T22" style:parent-style-name="DefaultParagraphFont" style:family="text">
      <style:text-properties fo:font-style="italic" style:font-style-asian="italic"/>
    </style:style>
    <style:style style:name="T23" style:parent-style-name="DefaultParagraphFont" style:family="text">
      <style:text-properties fo:font-style="italic" style:font-style-asian="italic"/>
    </style:style>
    <style:style style:name="T24" style:parent-style-name="DefaultParagraphFont" style:family="text">
      <style:text-properties fo:font-style="italic" style:font-style-asian="italic"/>
    </style:style>
    <style:style style:name="T25" style:parent-style-name="DefaultParagraphFont" style:family="text">
      <style:text-properties fo:font-weight="bold" style:font-weight-asian="bold" fo:font-style="italic" style:font-style-asian="italic"/>
    </style:style>
    <style:style style:name="T26" style:parent-style-name="DefaultParagraphFont" style:family="text">
      <style:text-properties fo:font-style="italic" style:font-style-asian="italic"/>
    </style:style>
    <style:style style:name="P27" style:parent-style-name="Standard" style:family="paragraph">
      <style:text-properties fo:font-style="italic" style:font-style-asian="italic"/>
    </style:style>
    <style:style style:name="T28" style:parent-style-name="DefaultParagraphFont" style:family="text">
      <style:text-properties fo:font-weight="bold" style:font-weight-asian="bold" fo:font-style="italic" style:font-style-asian="italic"/>
    </style:style>
    <style:style style:name="T29" style:parent-style-name="DefaultParagraphFont" style:family="text">
      <style:text-properties fo:font-weight="bold" style:font-weight-asian="bold"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style="italic" style:font-style-asian="italic"/>
    </style:style>
    <style:style style:name="T33" style:parent-style-name="DefaultParagraphFont" style:family="text">
      <style:text-properties fo:font-weight="bold" style:font-weight-asian="bold" fo:font-style="italic" style:font-style-asian="italic"/>
    </style:style>
    <style:style style:name="T34" style:parent-style-name="DefaultParagraphFont" style:family="text">
      <style:text-properties fo:font-style="italic" style:font-style-asian="italic"/>
    </style:style>
    <style:style style:name="P35" style:parent-style-name="Standard" style:family="paragraph">
      <style:text-properties fo:font-style="italic" style:font-style-asian="italic"/>
    </style:style>
    <style:style style:name="T36" style:parent-style-name="DefaultParagraphFont" style:family="text">
      <style:text-properties fo:font-weight="bold" style:font-weight-asian="bold"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fo:font-style="italic" style:font-style-asian="italic"/>
    </style:style>
    <style:style style:name="T40" style:parent-style-name="DefaultParagraphFont" style:family="text">
      <style:text-properties fo:font-weight="bold" style:font-weight-asian="bold" fo:font-style="italic" style:font-style-asian="italic"/>
    </style:style>
    <style:style style:name="T41" style:parent-style-name="DefaultParagraphFont" style:family="text">
      <style:text-properties fo:font-style="italic" style:font-style-asian="italic"/>
    </style:style>
    <style:style style:name="T42" style:parent-style-name="DefaultParagraphFont" style:family="text">
      <style:text-properties fo:font-style="italic" style:font-style-asian="italic"/>
    </style:style>
    <style:style style:name="P43" style:parent-style-name="Standard" style:family="paragraph">
      <style:text-properties fo:font-style="italic" style:font-style-asian="italic"/>
    </style:style>
    <style:style style:name="T44" style:parent-style-name="DefaultParagraphFont" style:family="text">
      <style:text-properties fo:font-weight="bold" style:font-weight-asian="bold" fo:font-style="italic" style:font-style-asian="italic"/>
    </style:style>
    <style:style style:name="T45" style:parent-style-name="DefaultParagraphFont" style:family="text">
      <style:text-properties fo:font-style="italic" style:font-style-asian="italic"/>
    </style:style>
    <style:style style:name="T46" style:parent-style-name="DefaultParagraphFont" style:family="text">
      <style:text-properties fo:font-style="italic" style:font-style-asian="italic"/>
    </style:style>
    <style:style style:name="T47" style:parent-style-name="DefaultParagraphFont" style:family="text">
      <style:text-properties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style:style>
    <style:style style:name="T53" style:parent-style-name="DefaultParagraphFont" style:family="text">
      <style:text-properties fo:font-style="italic" style:font-style-asian="italic"/>
    </style:style>
    <style:style style:name="T54" style:parent-style-name="DefaultParagraphFont" style:family="text">
      <style:text-properties fo:font-weight="bold" style:font-weight-asian="bold"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T57" style:parent-style-name="DefaultParagraphFont" style:family="text">
      <style:text-properties fo:font-style="italic" style:font-style-asian="italic"/>
    </style:style>
    <style:style style:name="P58" style:parent-style-name="Standard" style:family="paragraph">
      <style:text-properties fo:font-style="italic" style:font-style-asian="italic"/>
    </style:style>
    <style:style style:name="T59" style:parent-style-name="DefaultParagraphFont" style:family="text">
      <style:text-properties fo:font-weight="bold" style:font-weight-asian="bold" fo:font-style="italic" style:font-style-asian="italic"/>
    </style:style>
    <style:style style:name="T60" style:parent-style-name="DefaultParagraphFont" style:family="text">
      <style:text-properties fo:font-style="italic" style:font-style-asian="italic"/>
    </style:style>
    <style:style style:name="T61" style:parent-style-name="DefaultParagraphFont" style:family="text">
      <style:text-properties fo:font-style="italic" style:font-style-asian="italic"/>
    </style:style>
    <style:style style:name="T62" style:parent-style-name="DefaultParagraphFont" style:family="text">
      <style:text-properties fo:font-style="italic" style:font-style-asian="italic"/>
    </style:style>
    <style:style style:name="T63" style:parent-style-name="DefaultParagraphFont" style:family="text">
      <style:text-properties fo:font-weight="bold" style:font-weight-asian="bold" fo:font-style="italic" style:font-style-asian="italic"/>
    </style:style>
    <style:style style:name="T64" style:parent-style-name="DefaultParagraphFont" style:family="text">
      <style:text-properties fo:font-style="italic" style:font-style-asian="italic"/>
    </style:style>
    <style:style style:name="T65" style:parent-style-name="DefaultParagraphFont" style:family="text">
      <style:text-properties fo:font-style="italic" style:font-style-asian="italic"/>
    </style:style>
    <style:style style:name="T66" style:parent-style-name="DefaultParagraphFont" style:family="text">
      <style:text-properties fo:font-style="italic" style:font-style-asian="italic"/>
    </style:style>
    <style:style style:name="P67" style:parent-style-name="Standard" style:family="paragraph">
      <style:text-properties fo:font-style="italic" style:font-style-asian="italic"/>
    </style:style>
    <style:style style:name="T68" style:parent-style-name="DefaultParagraphFont" style:family="text">
      <style:text-properties fo:font-weight="bold" style:font-weight-asian="bold"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style:style>
    <style:style style:name="T72" style:parent-style-name="DefaultParagraphFont" style:family="text">
      <style:text-properties fo:font-weight="bold" style:font-weight-asian="bold" fo:font-style="italic" style:font-style-asian="italic"/>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style:style>
    <style:style style:name="P75" style:parent-style-name="Standard" style:family="paragraph">
      <style:text-properties fo:font-style="italic" style:font-style-asian="italic"/>
    </style:style>
    <style:style style:name="T76" style:parent-style-name="DefaultParagraphFont" style:family="text">
      <style:text-properties fo:font-weight="bold" style:font-weight-asian="bold"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weight="bold" style:font-weight-asian="bold"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style="italic" style:font-style-asian="italic"/>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style:style>
    <style:style style:name="P83" style:parent-style-name="Standard" style:family="paragraph">
      <style:text-properties fo:font-style="italic" style:font-style-asian="italic"/>
    </style:style>
    <style:style style:name="T84" style:parent-style-name="DefaultParagraphFont" style:family="text">
      <style:text-properties fo:font-weight="bold" style:font-weight-asian="bold" fo:font-style="italic" style:font-style-asian="italic"/>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style:style>
    <style:style style:name="T87" style:parent-style-name="DefaultParagraphFont" style:family="text">
      <style:text-properties fo:font-weight="bold" style:font-weight-asian="bold" fo:font-style="italic" style:font-style-asian="italic"/>
    </style:style>
    <style:style style:name="T88" style:parent-style-name="DefaultParagraphFont" style:family="text">
      <style:text-properties fo:font-style="italic" style:font-style-asian="italic"/>
    </style:style>
    <style:style style:name="T89" style:parent-style-name="DefaultParagraphFont" style:family="text">
      <style:text-properties fo:font-style="italic" style:font-style-asian="italic"/>
    </style:style>
    <style:style style:name="P90" style:parent-style-name="Standard" style:family="paragraph">
      <style:text-properties fo:font-style="italic" style:font-style-asian="italic"/>
    </style:style>
    <style:style style:name="T91" style:parent-style-name="DefaultParagraphFont" style:family="text">
      <style:text-properties fo:font-weight="bold" style:font-weight-asian="bold"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style:style>
    <style:style style:name="T94" style:parent-style-name="DefaultParagraphFont" style:family="text">
      <style:text-properties fo:font-style="italic" style:font-style-asian="italic"/>
    </style:style>
    <style:style style:name="T95" style:parent-style-name="DefaultParagraphFont" style:family="text">
      <style:text-properties fo:font-weight="bold" style:font-weight-asian="bold" fo:font-style="italic" style:font-style-asian="italic"/>
    </style:style>
    <style:style style:name="T96" style:parent-style-name="DefaultParagraphFont" style:family="text">
      <style:text-properties fo:font-style="italic" style:font-style-asian="italic"/>
    </style:style>
    <style:style style:name="T97" style:parent-style-name="DefaultParagraphFont" style:family="text">
      <style:text-properties fo:font-style="italic" style:font-style-asian="italic"/>
    </style:style>
    <style:style style:name="T98" style:parent-style-name="DefaultParagraphFont" style:family="text">
      <style:text-properties fo:font-style="italic" style:font-style-asian="italic"/>
    </style:style>
    <style:style style:name="P99" style:parent-style-name="Standard" style:family="paragraph">
      <style:text-properties fo:font-style="italic" style:font-style-asian="italic"/>
    </style:style>
    <style:style style:name="T100" style:parent-style-name="DefaultParagraphFont" style:family="text">
      <style:text-properties fo:font-weight="bold" style:font-weight-asian="bold" fo:font-style="italic" style:font-style-asian="italic"/>
    </style:style>
    <style:style style:name="T101" style:parent-style-name="DefaultParagraphFont" style:family="text">
      <style:text-properties fo:font-style="italic" style:font-style-asian="italic"/>
    </style:style>
    <style:style style:name="T102" style:parent-style-name="DefaultParagraphFont" style:family="text">
      <style:text-properties fo:font-style="italic" style:font-style-asian="italic"/>
    </style:style>
    <style:style style:name="T103" style:parent-style-name="DefaultParagraphFont" style:family="text">
      <style:text-properties fo:font-weight="bold" style:font-weight-asian="bold" fo:font-style="italic" style:font-style-asian="italic"/>
    </style:style>
    <style:style style:name="T104"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ext:span><text:span text:style-name="T9">ts.</text:span></text:p>
      <text:p text:style-name="P10"/>
      <text:p text:style-name="Standard"><text:span text:style-name="T11">CD:</text:span><text:span text:style-name="T12"><text:s/></text:span><text:span text:style-name="T13">Oh ! 3-4 years<text:s/></text:span><text:span text:style-name="T14">ago<text:s/></text:span><text:span text:style-name="T15">! that’s long bac</text:span><text:span text:style-name="T16">k. Is it user friendly</text:span><text:span text:style-name="T17">?</text:span></text:p>
      <text:p text:style-name="Standard"><text:span text:style-name="T18">HU:</text:span><text:span text:style-name="T19"><text:s/>It is a difficult tool to use, I must admit, but the team has learnt how to make the most of it.</text:span></text:p>
      <text:p text:style-name="P20"/>
      <text:p text:style-name="Standard"><text:span text:style-name="T21">CD:</text:span><text:span text:style-name="T22"><text:s/></text:span><text:span text:style-name="T23">Then it must be affecting the efficiency and the productivity of the team</text:span><text:span text:style-name="T24">?</text:span></text:p>
      <text:p text:style-name="Standard"><text:span text:style-name="T25">HU:</text:span><text:span text:style-name="T26"><text:s/>It does not affect us much. We have trained a team of five people on how to use Data Churn effectively.</text:span></text:p>
      <text:p text:style-name="P27"/>
      <text:p text:style-name="Standard"><text:span text:style-name="T28">C</text:span><text:span text:style-name="T29">D:</text:span><text:span text:style-name="T30"><text:s/>-</text:span><text:span text:style-name="T31">Ok, however there must be inventory issue, the requests must be getting piled up</text:span><text:span text:style-name="T32">?</text:span></text:p>
      <text:p text:style-name="Standard"><text:span text:style-name="T33">HU:</text:span><text:span text:style-name="T34"><text:s/>Not much. The requests pile up only when one of the five members quits our organisation and we are waiting for a new member to be trained on Data Churn.</text:span></text:p>
      <text:p text:style-name="P35"/>
      <text:p text:style-name="Standard"><text:span text:style-name="T36">CD:</text:span><text:span text:style-name="T37"><text:s/>-</text:span><text:span text:style-name="T38">Oh, so the requests piles up as it is difficult tool to use. The attrition rate must be high</text:span><text:span text:style-name="T39">?</text:span></text:p>
      <text:p text:style-name="Standard"><text:span text:style-name="T40">HU:</text:span><text:span text:style-name="T41"><text:s/>Yes, our team members certainly do not like using<text:s/></text:span><text:span text:style-name="T42">Data Churn and tend to quit within 12–18 months.</text:span></text:p>
      <text:p text:style-name="P43"/>
      <text:p text:style-name="Standard"><text:span text:style-name="T44">CD:</text:span><text:span text:style-name="T45"><text:s/>-</text:span><text:span text:style-name="T46">I got it. So<text:s/></text:span><text:span text:style-name="T47">the cost of<text:s/></text:span><text:span text:style-name="T48"><text:s/>training a<text:s/></text:span><text:span text:style-name="T49">new member</text:span><text:span text:style-name="T50"><text:s/>must be high</text:span><text:span text:style-name="T51">?</text:span><text:span text:style-name="T52"><text:s/>Time wise and money<text:s/></text:span><text:span text:style-name="T53">wise?<text:s/></text:span></text:p>
      <text:p text:style-name="Standard"><text:span text:style-name="T54">HU:</text:span><text:span text:style-name="T55"><text:s/>It takes 4–6 weeks of training for a new team member to use Data Churn competently. So, that is at least 1.5 months of salary incurred as training cost. In addition to that, we also ma</text:span><text:span text:style-name="T56">ke a separate payment for the new team member to complete certain training projects, certifications and quizzes provided by Data Churn, which costs about a month’s salary of a team member. So yes, our training cost is quite high. And so far in this year, w</text:span><text:span text:style-name="T57">e have trained six new members because of employee attrition.</text:span></text:p>
      <text:p text:style-name="P58"/>
      <text:p text:style-name="Standard"><text:span text:style-name="T59">CD:</text:span><text:span text:style-name="T60"><text:s/>-</text:span><text:span text:style-name="T61">Do Data Churn offer any after sale services</text:span><text:span text:style-name="T62">?</text:span></text:p>
      <text:p text:style-name="Standard"><text:span text:style-name="T63">HU:</text:span><text:span text:style-name="T64"><text:s/>Data Churn offers services as well, wherein they provide us one of their trained employees as an additional team member when one of our tea</text:span><text:span text:style-name="T65">m members leaves and we are in the process of training a new one. But they charge really high rates for it, which is about three times what we pay our team members. So, we either use that option to handle heavy workloads when we are short-handed, or we pay</text:span><text:span text:style-name="T66"><text:s/>overtime for the existing trained team members.</text:span></text:p>
      <text:p text:style-name="P67"/>
      <text:p text:style-name="Standard"><text:span text:style-name="T68">CD:</text:span><text:span text:style-name="T69"><text:s/>- Oh...!<text:s/></text:span><text:span text:style-name="T70">overtime?<text:s/></text:span><text:span text:style-name="T71">but then overtime pay rate must be higher than normal pay?</text:span></text:p>
      <text:p text:style-name="Standard"><text:span text:style-name="T72">HD:</text:span><text:span text:style-name="T73"><text:s/>Yes, our overtime pay rate is double the normal salary. But even with overtime pay, the existing team members are not willing to do the extra work, which leads to further a</text:span><text:span text:style-name="T74">ttrition.</text:span></text:p>
      <text:p text:style-name="P75"/>
      <text:p text:style-name="Standard"><text:span text:style-name="T76">CD:</text:span><text:span text:style-name="T77"><text:s/>Got it. But when you employ contractors from Data Churn, who do not know your data as well as your team members, does that not affect the quality of the work?</text:span></text:p>
      <text:p text:style-name="Standard"><text:span text:style-name="T78">HU:</text:span><text:span text:style-name="T79"><text:s/>Absolutely, data knowledge is key to our work. So, when we employ Data Churn<text:s/></text:span><text:soft-page-break/><text:span text:style-name="T80">contractors, th</text:span><text:span text:style-name="T81">e quality of their analysis and insights is not as good as what our team members would produce because the former do not have in-depth knowledge of our data. Because of this, our existing team members need to <text:s/>review their work, which leads to duplication<text:s/></text:span><text:span text:style-name="T82">of effort.</text:span></text:p>
      <text:p text:style-name="P83"/>
      <text:p text:style-name="Standard"><text:span text:style-name="T84">CD:</text:span><text:span text:style-name="T85"><text:s/>-</text:span><text:span text:style-name="T86">Oh God ! that’s bad...... I can help you tough. Have you heard about our new product Data Fire?</text:span></text:p>
      <text:p text:style-name="Standard"><text:span text:style-name="T87">HU:</text:span><text:span text:style-name="T88"><text:s/>Tell me about it! I keep getting escalations every other day from the heads of various departments that my team is not functioning optimally. I wish I could get some peace of mind at times. Data Churn is certainly not<text:s/></text:span><text:span text:style-name="T89">helping our case!</text:span></text:p>
      <text:p text:style-name="P90"/>
      <text:p text:style-name="Standard"><text:span text:style-name="T91">CD:</text:span><text:span text:style-name="T92"><text:s/>-</text:span><text:span text:style-name="T93">It looks like your company needs a tool which analyse the data and generate insight rapidly</text:span><text:span text:style-name="T94">?</text:span></text:p>
      <text:p text:style-name="Standard"><text:span text:style-name="T95">HU:</text:span><text:span text:style-name="T96"><text:s/>It definitely does. Our business is becoming more and more data driven, and all the departments are highly reliant on us to provide on-time quality insights. Else, their decisions are delayed</text:span><text:span text:style-name="T97"><text:s/>or are sub-optimal. Just last week, the Head of Marketing was on my case on the phone, talking about how their marketing campaign was delayed by more than two weeks during the peak season because my team could not share insights on which stores are to be<text:s/></text:span><text:span text:style-name="T98">targeted for the campaign.</text:span></text:p>
      <text:p text:style-name="P99"/>
      <text:p text:style-name="Standard"><text:span text:style-name="T100">CD:</text:span><text:span text:style-name="T101"><text:s/>It sounds like Data Churn is causing employee attrition, high training costs, high overtime costs, high contractor costs, low-quality output, duplication of effort and delays, thus affecting critical business decisions. Is t</text:span><text:span text:style-name="T102">hat a fair summary?</text:span></text:p>
      <text:p text:style-name="Standard"><text:span text:style-name="T103">HU:</text:span><text:span text:style-name="T104"><text:s/>Looks l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0"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rmal" style:display-name="normal" style:family="paragraph">
      <style:paragraph-properties fo:widows="2" fo:orphans="2"/>
      <style:text-properties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anket</meta:initial-creator>
    <dc:creator>Sanket</dc:creator>
    <meta:creation-date>2022-06-02T07:24:00Z</meta:creation-date>
    <dc:date>2022-06-02T07:49:00Z</dc:date>
    <meta:template xlink:href="Normal" xlink:type="simple"/>
    <meta:editing-cycles>5</meta:editing-cycles>
    <meta:editing-duration>PT1680S</meta:editing-duration>
    <meta:document-statistic meta:page-count="2" meta:paragraph-count="8" meta:word-count="634" meta:character-count="4245" meta:row-count="30" meta:non-whitespace-character-count="3619"/>
  </office:meta>
</office:document-meta>
</file>